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2a1" officeooo:paragraph-rsid="000d82a1"/>
    </style:style>
    <style:style style:name="P2" style:family="paragraph" style:parent-style-name="Standard">
      <style:text-properties officeooo:paragraph-rsid="000d82a1"/>
    </style:style>
    <style:style style:name="P3" style:family="paragraph" style:parent-style-name="Standard">
      <style:text-properties fo:language="ru" fo:country="RU" officeooo:rsid="000d82a1" officeooo:paragraph-rsid="000d82a1"/>
    </style:style>
    <style:style style:name="P4" style:family="paragraph" style:parent-style-name="Standard" style:list-style-name="L1">
      <style:text-properties officeooo:paragraph-rsid="000d82a1"/>
    </style:style>
    <style:style style:name="P5" style:family="paragraph" style:parent-style-name="Standard">
      <style:text-properties officeooo:rsid="000e71f9" officeooo:paragraph-rsid="000e71f9"/>
    </style:style>
    <style:style style:name="P6" style:family="paragraph" style:parent-style-name="Standard" style:list-style-name="L2">
      <style:text-properties officeooo:rsid="000e71f9" officeooo:paragraph-rsid="000e71f9"/>
    </style:style>
    <style:style style:name="P7" style:family="paragraph" style:parent-style-name="Standard" style:list-style-name="L3">
      <style:text-properties officeooo:rsid="000e71f9" officeooo:paragraph-rsid="000e71f9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officeooo:rsid="000d82a1" officeooo:paragraph-rsid="000d82a1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officeooo:rsid="000e71f9" officeooo:paragraph-rsid="000e71f9"/>
    </style:style>
    <style:style style:name="P10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0e71f9"/>
    </style:style>
    <style:style style:name="P11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0fa717"/>
    </style:style>
    <style:style style:name="P12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0eb6e4"/>
    </style:style>
    <style:style style:name="P13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119f08"/>
    </style:style>
    <style:style style:name="P14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b6e4" officeooo:paragraph-rsid="000eb6e4"/>
    </style:style>
    <style:style style:name="P15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b6e4" officeooo:paragraph-rsid="00119f08"/>
    </style:style>
    <style:style style:name="P16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fa717" officeooo:paragraph-rsid="000fa717"/>
    </style:style>
    <style:style style:name="P17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fa717" officeooo:paragraph-rsid="00119f08"/>
    </style:style>
    <style:style style:name="P18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paragraph-rsid="000e71f9"/>
    </style:style>
    <style:style style:name="P19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paragraph-rsid="000eb6e4"/>
    </style:style>
    <style:style style:name="P20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officeooo:paragraph-rsid="000d82a1"/>
    </style:style>
    <style:style style:name="P21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officeooo:rsid="000e71f9" officeooo:paragraph-rsid="000e71f9"/>
    </style:style>
    <style:style style:name="T1" style:family="text">
      <style:text-properties officeooo:rsid="000d82a1"/>
    </style:style>
    <style:style style:name="T2" style:family="text">
      <style:text-properties fo:font-variant="normal" fo:text-transform="none" fo:font-style="normal"/>
    </style:style>
    <style:style style:name="T3" style:family="text">
      <style:text-properties fo:language="en" fo:country="G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d82a1"/>
    </style:style>
    <style:style style:name="T6" style:family="text">
      <style:text-properties fo:language="ru" fo:country="RU" officeooo:rsid="00119f08"/>
    </style:style>
    <style:style style:name="T7" style:family="text">
      <style:text-properties fo:language="en" fo:country="US"/>
    </style:style>
    <style:style style:name="T8" style:family="text">
      <style:text-properties officeooo:rsid="000e71f9"/>
    </style:style>
    <style:style style:name="T9" style:family="text">
      <style:text-properties officeooo:rsid="000eb6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499cm" draw:marker-end-width="0.499cm" draw:textarea-horizontal-align="justify" draw:textarea-vertical-align="middle" draw:auto-grow-height="false" fo:min-height="0.43cm" fo:min-width="2.2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499cm" draw:marker-end-width="0.499cm" draw:textarea-horizontal-align="justify" draw:textarea-vertical-align="middle" draw:auto-grow-height="false" fo:min-height="0.515cm" fo:min-width="0.81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499cm" draw:marker-end-width="0.499cm" draw:textarea-horizontal-align="justify" draw:textarea-vertical-align="middle" draw:auto-grow-height="false" fo:min-height="0.473cm" fo:min-width="0.62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499cm" draw:marker-end-width="0.499cm" draw:textarea-horizontal-align="justify" draw:textarea-vertical-align="middle" draw:auto-grow-height="false" fo:min-height="0.473cm" fo:min-width="2.10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499cm" draw:marker-end-width="0.499cm" draw:textarea-horizontal-align="justify" draw:textarea-vertical-align="middle" draw:auto-grow-height="false" fo:min-height="0.473cm" fo:min-width="4.07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draw:marker-start-width="0.499cm" draw:marker-end-width="0.499cm" draw:textarea-horizontal-align="justify" draw:textarea-vertical-align="middle" draw:auto-grow-height="false" fo:min-height="0.346cm" fo:min-width="6.20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-width="0.499cm" draw:marker-end-width="0.499cm" draw:textarea-horizontal-align="justify" draw:textarea-vertical-align="middle" draw:auto-grow-height="false" fo:min-height="0.367cm" fo:min-width="1.55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499cm" draw:marker-end-width="0.499cm" draw:textarea-horizontal-align="justify" draw:textarea-vertical-align="middle" draw:auto-grow-height="false" fo:min-height="0.515cm" fo:min-width="2.20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draw:marker-start-width="0.499cm" draw:marker-end-width="0.499cm" draw:textarea-horizontal-align="justify" draw:textarea-vertical-align="middle" draw:auto-grow-height="false" fo:min-height="0.409cm" fo:min-width="3.415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draw:marker-start-width="0.499cm" draw:marker-end-width="0.499cm" draw:textarea-horizontal-align="justify" draw:textarea-vertical-align="middle" draw:auto-grow-height="false" fo:min-height="0.515cm" fo:min-width="3.39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draw:marker-start-width="0.499cm" draw:marker-end-width="0.499cm" draw:textarea-horizontal-align="justify" draw:textarea-vertical-align="middle" draw:auto-grow-height="false" fo:min-height="0.494cm" fo:min-width="0.49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draw:marker-start-width="0.499cm" draw:marker-end-width="0.499cm" draw:textarea-horizontal-align="justify" draw:textarea-vertical-align="middle" draw:auto-grow-height="false" fo:min-height="0.43cm" fo:min-width="1.27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draw:marker-start-width="0.499cm" draw:marker-end-width="0.499cm" draw:textarea-horizontal-align="justify" draw:textarea-vertical-align="middle" draw:auto-grow-height="false" fo:min-height="0.621cm" fo:min-width="1.27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draw:marker-start-width="0.499cm" draw:marker-end-width="0.499cm" draw:textarea-horizontal-align="justify" draw:textarea-vertical-align="middle" draw:auto-grow-height="false" fo:min-height="0.593cm" fo:min-width="0.59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draw:marker-start-width="0.499cm" draw:marker-end-width="0.499cm" draw:textarea-horizontal-align="justify" draw:textarea-vertical-align="middle" draw:auto-grow-height="false" fo:min-height="0.72cm" fo:min-width="3.11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101cm" draw:marker-start-width="0.499cm" draw:marker-end-width="0.499cm" draw:textarea-horizontal-align="justify" draw:textarea-vertical-align="middle" draw:auto-grow-height="false" fo:min-height="0.635cm" fo:min-width="1.33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draw:marker-start-width="0.499cm" draw:marker-end-width="0.499cm" draw:textarea-horizontal-align="justify" draw:textarea-vertical-align="middle" draw:auto-grow-height="false" fo:min-height="0.423cm" fo:min-width="1.8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draw:marker-start-width="0.499cm" draw:marker-end-width="0.499cm" draw:textarea-horizontal-align="justify" draw:textarea-vertical-align="middle" draw:auto-grow-height="false" fo:min-height="0.55cm" fo:min-width="3.42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101cm" draw:marker-start-width="0.499cm" draw:marker-end-width="0.499cm" draw:textarea-horizontal-align="justify" draw:textarea-vertical-align="middle" draw:auto-grow-height="false" fo:min-height="0.72cm" fo:min-width="1.37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draw:marker-start-width="0.499cm" draw:marker-end-width="0.499cm" draw:textarea-horizontal-align="justify" draw:textarea-vertical-align="middle" draw:auto-grow-height="false" fo:min-height="0.741cm" fo:min-width="3.06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101cm" draw:marker-start-width="0.499cm" draw:marker-end-width="0.499cm" draw:textarea-horizontal-align="justify" draw:textarea-vertical-align="middle" draw:auto-grow-height="false" fo:min-height="0.614cm" fo:min-width="3.34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101cm" draw:marker-start-width="0.499cm" draw:marker-end-width="0.499cm" draw:textarea-horizontal-align="justify" draw:textarea-vertical-align="middle" draw:auto-grow-height="false" fo:min-height="0.614cm" fo:min-width="3.91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101cm" draw:marker-start-width="0.499cm" draw:marker-end-width="0.499cm" draw:textarea-horizontal-align="justify" draw:textarea-vertical-align="middle" draw:auto-grow-height="false" fo:min-height="0.529cm" fo:min-width="6.11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101cm" draw:marker-start-width="0.499cm" draw:marker-end-width="0.499cm" draw:textarea-horizontal-align="justify" draw:textarea-vertical-align="middle" draw:auto-grow-height="false" fo:min-height="0.741cm" fo:min-width="6.7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101cm" draw:marker-start-width="0.499cm" draw:marker-end-width="0.499cm" draw:textarea-horizontal-align="justify" draw:textarea-vertical-align="middle" draw:auto-grow-height="false" fo:min-height="0.677cm" fo:min-width="6.68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101cm" draw:marker-start-width="0.499cm" draw:marker-end-width="0.499cm" draw:textarea-horizontal-align="justify" draw:textarea-vertical-align="middle" draw:auto-grow-height="false" fo:min-height="0.529cm" fo:min-width="2.32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101cm" draw:marker-start-width="0.499cm" draw:marker-end-width="0.499cm" draw:textarea-horizontal-align="justify" draw:textarea-vertical-align="middle" draw:auto-grow-height="false" fo:min-height="0.614cm" fo:min-width="0.9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101cm" draw:marker-start-width="0.499cm" draw:marker-end-width="0.499cm" draw:textarea-horizontal-align="justify" draw:textarea-vertical-align="middle" draw:auto-grow-height="false" fo:min-height="0.572cm" fo:min-width="0.7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svg:stroke-width="0.101cm" draw:marker-start-width="0.499cm" draw:marker-end-width="0.499cm" draw:textarea-horizontal-align="justify" draw:textarea-vertical-align="middle" draw:auto-grow-height="false" fo:min-height="0.72cm" fo:min-width="1.67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svg:stroke-width="0.101cm" draw:marker-start-width="0.499cm" draw:marker-end-width="0.499cm" draw:textarea-horizontal-align="justify" draw:textarea-vertical-align="middle" draw:auto-grow-height="false" fo:min-height="0.699cm" fo:min-width="4.5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svg:stroke-width="0.101cm" draw:marker-start-width="0.499cm" draw:marker-end-width="0.499cm" draw:textarea-horizontal-align="justify" draw:textarea-vertical-align="middle" draw:auto-grow-height="false" fo:min-height="0.55cm" fo:min-width="1.65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svg:stroke-width="0.101cm" draw:marker-start-width="0.499cm" draw:marker-end-width="0.499cm" draw:textarea-horizontal-align="justify" draw:textarea-vertical-align="middle" draw:auto-grow-height="false" fo:min-height="0.466cm" fo:min-width="1.22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width="0.101cm" draw:marker-start-width="0.499cm" draw:marker-end-width="0.499cm" draw:textarea-horizontal-align="justify" draw:textarea-vertical-align="middle" draw:auto-grow-height="false" fo:min-height="0.529cm" fo:min-width="2.22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svg:stroke-width="0.101cm" draw:marker-start-width="0.499cm" draw:marker-end-width="0.499cm" draw:textarea-horizontal-align="justify" draw:textarea-vertical-align="middle" draw:auto-grow-height="false" fo:min-height="0.572cm" fo:min-width="1.14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width="0.101cm" draw:marker-start-width="0.499cm" draw:marker-end-width="0.499cm" draw:textarea-horizontal-align="justify" draw:textarea-vertical-align="middle" draw:auto-grow-height="false" fo:min-height="0.635cm" fo:min-width="1.69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width="0.101cm" draw:marker-start-width="0.499cm" draw:marker-end-width="0.499cm" draw:textarea-horizontal-align="justify" draw:textarea-vertical-align="middle" draw:auto-grow-height="false" fo:min-height="0.783cm" fo:min-width="3.74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svg:stroke-width="0.101cm" draw:marker-start-width="0.499cm" draw:marker-end-width="0.499cm" draw:textarea-horizontal-align="justify" draw:textarea-vertical-align="middle" draw:auto-grow-height="false" fo:min-height="0.741cm" fo:min-width="3.55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svg:stroke-width="0.101cm" draw:marker-start-width="0.499cm" draw:marker-end-width="0.499cm" draw:textarea-horizontal-align="justify" draw:textarea-vertical-align="middle" draw:auto-grow-height="false" fo:min-height="0.572cm" fo:min-width="1.29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svg:stroke-width="0.101cm" draw:marker-start-width="0.499cm" draw:marker-end-width="0.499cm" draw:textarea-horizontal-align="justify" draw:textarea-vertical-align="middle" draw:auto-grow-height="false" fo:min-height="0.466cm" fo:min-width="2.11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svg:stroke-width="0.101cm" draw:marker-start-width="0.499cm" draw:marker-end-width="0.499cm" draw:textarea-horizontal-align="justify" draw:textarea-vertical-align="middle" draw:auto-grow-height="false" fo:min-height="0.635cm" fo:min-width="3.78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АС для хранения и обмена списком товаров с другими людьми (wishlist)</text:span> </text:p>
      <text:p text:style-name="P1"/>
      <text:p text:style-name="P1">БД на <text:span text:style-name="T3">MySQL, </text:span><text:span text:style-name="T4">где будет храниться информация:</text:span></text:p>
      <text:p text:style-name="P3">1. «№ ПП»;</text:p>
      <text:p text:style-name="P3">2. «Сделать неактивным, админ» (ставится галочка мной).</text:p>
      <text:p text:style-name="P3">3. «Выбрано» (ставится галочка тем, кто будет дарить этот подарок);</text:p>
      <text:p text:style-name="P3">4. «Сделать неактивным» (ставится галочка владельцем подарка);</text:p>
      <text:p text:style-name="P1"><text:span text:style-name="T4">5. Владелец подарка (номер телефона, ФИО);</text:span></text:p>
      <text:p text:style-name="P1"><text:span text:style-name="T4">6. Название подарка;</text:span></text:p>
      <text:p text:style-name="P1"><text:span text:style-name="T4">7. Комментарии владельца подарка — ячейка может быть пустой;</text:span></text:p>
      <text:p text:style-name="P1"><text:span text:style-name="T4">8. Комментарии чужие (не владельца подарка) — ячейка может быть пустой;</text:span></text:p>
      <text:p text:style-name="P1"><text:span text:style-name="T4">9. Ссылка на сайт (</text:span><text:span text:style-name="T3">URI</text:span><text:span text:style-name="T7">) – </text:span><text:span text:style-name="T4">ячейка может буть пустой;</text:span></text:p>
      <text:p text:style-name="P1"><text:span text:style-name="T4"/></text:p>
      <text:p text:style-name="P2"><text:span text:style-name="T5">В телеграмме <text:s/></text:span><text:span text:style-name="T6">функции</text:span><text:span text:style-name="T5">:</text:span></text:p>
      <text:p text:style-name="P3"><draw:custom-shape text:anchor-type="paragraph" draw:z-index="0" draw:name="Фигура1" draw:style-name="gr40" svg:width="3.79cm" svg:height="0.636cm" svg:x="1.071cm" svg:y="0.42cm"><text:p/><draw:enhanced-geometry svg:viewBox="0 0 21600 21600" draw:type="rectangle" draw:enhanced-path="M 0 0 L 21600 0 21600 21600 0 21600 0 0 Z N"/></draw:custom-shape></text:p>
      <text:list xml:id="list3786267626" text:style-name="L1">
        <text:list-item>
          <text:p text:style-name="P4"><text:span text:style-name="T5">Добавить подарок</text:span></text:p>
        </text:list-item>
      </text:list>
      <text:p text:style-name="P1"/>
      <text:p text:style-name="P20"><text:span text:style-name="T8">Предлагается заполнить поля</text:span><text:span text:style-name="T1">: </text:span><text:span text:style-name="T8">5, 6, 7, 9</text:span></text:p>
      <text:p text:style-name="P10"><draw:custom-shape text:anchor-type="paragraph" draw:z-index="1" draw:name="Фигура2" draw:style-name="gr39" svg:width="2.117cm" svg:height="0.466cm" svg:x="7.23cm" svg:y="0.039cm"><text:p/><draw:enhanced-geometry svg:viewBox="0 0 21600 21600" draw:type="rectangle" draw:enhanced-path="M 0 0 L 21600 0 21600 21600 0 21600 0 0 Z N"/></draw:custom-shape><draw:custom-shape text:anchor-type="paragraph" draw:z-index="2" draw:name="Фигура3" draw:style-name="gr38" svg:width="1.292cm" svg:height="0.572cm" svg:x="9.559cm" svg:y="0.018cm"><text:p/><draw:enhanced-geometry svg:viewBox="0 0 21600 21600" draw:type="rectangle" draw:enhanced-path="M 0 0 L 21600 0 21600 21600 0 21600 0 0 Z N"/></draw:custom-shape>Есть дополнительные кнопки Отправить <text:s/>, Назад</text:p>
      <text:p text:style-name="P10"><draw:custom-shape text:anchor-type="paragraph" draw:z-index="3" draw:name="Фигура4" draw:style-name="gr37" svg:width="3.557cm" svg:height="0.742cm" svg:x="1.071cm" svg:y="0.356cm"><text:p/><draw:enhanced-geometry svg:viewBox="0 0 21600 21600" draw:type="rectangle" draw:enhanced-path="M 0 0 L 21600 0 21600 21600 0 21600 0 0 Z N"/></draw:custom-shape></text:p>
      <text:list xml:id="list3228147173" text:style-name="L2">
        <text:list-item>
          <text:p text:style-name="P6">Список подарков</text:p>
        </text:list-item>
      </text:list>
      <text:p text:style-name="P5"/>
      <text:p text:style-name="P9"><draw:custom-shape text:anchor-type="paragraph" draw:z-index="5" draw:name="Фигура6" draw:style-name="gr35" svg:width="1.694cm" svg:height="0.636cm" svg:x="4.648cm" svg:y="0.928cm"><text:p/><draw:enhanced-geometry svg:viewBox="0 0 21600 21600" draw:type="rectangle" draw:enhanced-path="M 0 0 L 21600 0 21600 21600 0 21600 0 0 Z N"/></draw:custom-shape><draw:custom-shape text:anchor-type="paragraph" draw:z-index="6" draw:name="Фигура7" draw:style-name="gr34" svg:width="1.144cm" svg:height="0.572cm" svg:x="6.532cm" svg:y="0.928cm"><text:p/><draw:enhanced-geometry svg:viewBox="0 0 21600 21600" draw:type="rectangle" draw:enhanced-path="M 0 0 L 21600 0 21600 21600 0 21600 0 0 Z N"/></draw:custom-shape>Выдает 5 столбец построчно (каждое ФИ как отдельная кнопка для выбора либо выделить ФИ)</text:p>
      <text:p text:style-name="P10">Здесть кнокпи: Выбрать , Назад</text:p>
      <text:p text:style-name="P10"/>
      <text:p text:style-name="P10">После выдает выгрузку из БД: 5 — заголовок, 6</text:p>
      <text:p text:style-name="P10"><draw:custom-shape text:anchor-type="paragraph" draw:z-index="7" draw:name="Фигура8" draw:style-name="gr33" svg:width="2.223cm" svg:height="0.53cm" svg:x="4.098cm" svg:y="0.018cm"><text:p/><draw:enhanced-geometry svg:viewBox="0 0 21600 21600" draw:type="rectangle" draw:enhanced-path="M 0 0 L 21600 0 21600 21600 0 21600 0 0 Z N"/></draw:custom-shape><draw:custom-shape text:anchor-type="paragraph" draw:z-index="8" draw:name="Фигура9" draw:style-name="gr32" svg:width="1.228cm" svg:height="0.466cm" svg:x="6.553cm" svg:y="0.06cm"><text:p/><draw:enhanced-geometry svg:viewBox="0 0 21600 21600" draw:type="rectangle" draw:enhanced-path="M 0 0 L 21600 0 21600 21600 0 21600 0 0 Z N"/></draw:custom-shape>Здесь кноки Подробнее <text:s/>, Назад</text:p>
      <text:p text:style-name="P10"/>
      <text:p text:style-name="P10"><draw:custom-shape text:anchor-type="paragraph" draw:z-index="9" draw:name="Фигура10" draw:style-name="gr31" svg:width="1.652cm" svg:height="0.551cm" svg:x="4.5cm" svg:y="0.462cm"><text:p/><draw:enhanced-geometry svg:viewBox="0 0 21600 21600" draw:type="rectangle" draw:enhanced-path="M 0 0 L 21600 0 21600 21600 0 21600 0 0 Z N"/></draw:custom-shape><draw:custom-shape text:anchor-type="paragraph" draw:z-index="10" draw:name="Фигура11" draw:style-name="gr30" svg:width="4.53cm" svg:height="0.699cm" svg:x="6.532cm" svg:y="0.441cm"><text:p/><draw:enhanced-geometry svg:viewBox="0 0 21600 21600" draw:type="rectangle" draw:enhanced-path="M 0 0 L 21600 0 21600 21600 0 21600 0 0 Z N"/></draw:custom-shape><draw:custom-shape text:anchor-type="paragraph" draw:z-index="11" draw:name="Фигура12" draw:style-name="gr29" svg:width="1.673cm" svg:height="0.72cm" svg:x="11.442cm" svg:y="0.377cm"><text:p/><draw:enhanced-geometry svg:viewBox="0 0 21600 21600" draw:type="rectangle" draw:enhanced-path="M 0 0 L 21600 0 21600 21600 0 21600 0 0 Z N"/></draw:custom-shape>Подробнее: 5 — заголовок, 1, 4, 6, 7, 8, 9</text:p>
      <text:p text:style-name="P10">Здесь кнопки: Выбрать <text:s text:c="2"/>, Предложить скинуться <text:s text:c="2"/>, <text:s text:c="3"/>Назад</text:p>
      <text:p text:style-name="P10"/>
      <text:p text:style-name="P14"><draw:custom-shape text:anchor-type="paragraph" draw:z-index="14" draw:name="Фигура15" draw:style-name="gr26" svg:width="2.329cm" svg:height="0.53cm" svg:x="5.537cm" svg:y="0.462cm"><text:p/><draw:enhanced-geometry svg:viewBox="0 0 21600 21600" draw:type="rectangle" draw:enhanced-path="M 0 0 L 21600 0 21600 21600 0 21600 0 0 Z N"/></draw:custom-shape>Предложить скинуться: предлагается скинуть ссылку другому человеку («Подарим вместе?») <text:s/>+ кнопка Подробнее <text:s/></text:p>
      <text:p text:style-name="P11"><draw:custom-shape text:anchor-type="paragraph" draw:z-index="13" draw:name="Фигура14" draw:style-name="gr27" svg:width="0.911cm" svg:height="0.615cm" svg:x="5.473cm" svg:y="0.377cm"><text:p/><draw:enhanced-geometry svg:viewBox="0 0 21600 21600" draw:type="rectangle" draw:enhanced-path="M 0 0 L 21600 0 21600 21600 0 21600 0 0 Z N"/></draw:custom-shape>Подробнее: 5 — заголовок, 1, 4, 6, 7, 8, 9</text:p>
      <text:p text:style-name="P16"><draw:custom-shape text:anchor-type="paragraph" draw:z-index="12" draw:name="Фигура13" draw:style-name="gr28" svg:width="0.72cm" svg:height="0.572cm" svg:x="4.479cm" svg:y="0.018cm"><text:p/><draw:enhanced-geometry svg:viewBox="0 0 21600 21600" draw:type="rectangle" draw:enhanced-path="M 0 0 L 21600 0 21600 21600 0 21600 0 0 Z N"/></draw:custom-shape>Здесь кнопки: Да <text:s text:c="2"/>, Нет</text:p>
      <text:p text:style-name="P5"/>
      <text:p text:style-name="P5"><draw:custom-shape text:anchor-type="paragraph" draw:z-index="4" draw:name="Фигура5" draw:style-name="gr36" svg:width="3.747cm" svg:height="0.784cm" svg:x="1.028cm" svg:y="0.399cm"><text:p/><draw:enhanced-geometry svg:viewBox="0 0 21600 21600" draw:type="rectangle" draw:enhanced-path="M 0 0 L 21600 0 21600 21600 0 21600 0 0 Z N"/></draw:custom-shape></text:p>
      <text:list xml:id="list1704314806" text:style-name="L3">
        <text:list-item>
          <text:p text:style-name="P7">Изменить подарок</text:p>
        </text:list-item>
      </text:list>
      <text:p text:style-name="P5"><draw:custom-shape text:anchor-type="paragraph" draw:z-index="15" draw:name="Фигура16" draw:style-name="gr25" svg:width="6.689cm" svg:height="0.678cm" svg:x="6.278cm" svg:y="0.339cm"><text:p/><draw:enhanced-geometry svg:viewBox="0 0 21600 21600" draw:type="rectangle" draw:enhanced-path="M 0 0 L 21600 0 21600 21600 0 21600 0 0 Z N"/></draw:custom-shape></text:p>
      <text:p text:style-name="P9"><draw:custom-shape text:anchor-type="paragraph" draw:z-index="16" draw:name="Фигура17" draw:style-name="gr24" svg:width="6.711cm" svg:height="0.742cm" svg:x="1.833cm" svg:y="0.466cm"><text:p/><draw:enhanced-geometry svg:viewBox="0 0 21600 21600" draw:type="rectangle" draw:enhanced-path="M 0 0 L 21600 0 21600 21600 0 21600 0 0 Z N"/></draw:custom-shape>Появляется две кнопки: Внести изменения в свой подарок</text:p>
      <text:p text:style-name="P14">Внести изменения в чужой подарок</text:p>
      <text:p text:style-name="P18"/>
      <text:p text:style-name="P12"><draw:custom-shape text:anchor-type="paragraph" draw:z-index="17" draw:name="Фигура18" draw:style-name="gr23" svg:width="6.118cm" svg:height="0.53cm" svg:x="1.875cm" svg:y="0cm"><text:p/><draw:enhanced-geometry svg:viewBox="0 0 21600 21600" draw:type="rectangle" draw:enhanced-path="M 0 0 L 21600 0 21600 21600 0 21600 0 0 Z N"/></draw:custom-shape><draw:custom-shape text:anchor-type="paragraph" draw:z-index="18" draw:name="Фигура19" draw:style-name="gr22" svg:width="3.917cm" svg:height="0.615cm" svg:x="4.436cm" svg:y="0.953cm"><text:p/><draw:enhanced-geometry svg:viewBox="0 0 21600 21600" draw:type="rectangle" draw:enhanced-path="M 0 0 L 21600 0 21600 21600 0 21600 0 0 Z N"/></draw:custom-shape><draw:custom-shape text:anchor-type="paragraph" draw:z-index="19" draw:name="Фигура20" draw:style-name="gr21" svg:width="3.345cm" svg:height="0.615cm" svg:x="8.606cm" svg:y="0.931cm"><text:p/><draw:enhanced-geometry svg:viewBox="0 0 21600 21600" draw:type="rectangle" draw:enhanced-path="M 0 0 L 21600 0 21600 21600 0 21600 0 0 Z N"/></draw:custom-shape><draw:custom-shape text:anchor-type="paragraph" draw:z-index="20" draw:name="Фигура21" draw:style-name="gr20" svg:width="3.07cm" svg:height="0.742cm" svg:x="12.247cm" svg:y="0.847cm"><text:p/><draw:enhanced-geometry svg:viewBox="0 0 21600 21600" draw:type="rectangle" draw:enhanced-path="M 0 0 L 21600 0 21600 21600 0 21600 0 0 Z N"/></draw:custom-shape><draw:custom-shape text:anchor-type="paragraph" draw:z-index="21" draw:name="Фигура22" draw:style-name="gr19" svg:width="1.377cm" svg:height="0.72cm" svg:x="15.612cm" svg:y="0.804cm"><text:p/><draw:enhanced-geometry svg:viewBox="0 0 21600 21600" draw:type="rectangle" draw:enhanced-path="M 0 0 L 21600 0 21600 21600 0 21600 0 0 Z N"/></draw:custom-shape>Внести изменения в свой подарок: <text:span text:style-name="T9">выдает список владельца подарка (5 — заголовок, 1, 3, 6, 7, 9).</text:span></text:p>
      <text:p text:style-name="P14">Здесь кнопки: Сделать неактивным, <text:s/>Внести изменения, <text:s/>Удалить подарок, <text:s/>Назад </text:p>
      <text:p text:style-name="P14"><draw:custom-shape text:anchor-type="paragraph" draw:z-index="22" draw:name="Фигура23" draw:style-name="gr18" svg:width="3.43cm" svg:height="0.551cm" svg:x="1.812cm" svg:y="0.445cm"><text:p/><draw:enhanced-geometry svg:viewBox="0 0 21600 21600" draw:type="rectangle" draw:enhanced-path="M 0 0 L 21600 0 21600 21600 0 21600 0 0 Z N"/></draw:custom-shape></text:p>
      <text:p text:style-name="P19"><text:span text:style-name="T9">Внести изменения: выбрать номер подарка </text:span></text:p>
      <text:p text:style-name="P14"><draw:custom-shape text:anchor-type="paragraph" draw:z-index="24" draw:name="Фигура25" draw:style-name="gr16" svg:width="1.334cm" svg:height="0.636cm" svg:x="6.765cm" svg:y="0.423cm"><text:p/><draw:enhanced-geometry svg:viewBox="0 0 21600 21600" draw:type="rectangle" draw:enhanced-path="M 0 0 L 21600 0 21600 21600 0 21600 0 0 Z N"/></draw:custom-shape>Далее предлагается внести изменения в поля 6, 7, 9</text:p>
      <text:p text:style-name="P14"><draw:custom-shape text:anchor-type="paragraph" draw:z-index="23" draw:name="Фигура24" draw:style-name="gr17" svg:width="1.821cm" svg:height="0.424cm" svg:x="4.5cm" svg:y="0.021cm"><text:p/><draw:enhanced-geometry svg:viewBox="0 0 21600 21600" draw:type="rectangle" draw:enhanced-path="M 0 0 L 21600 0 21600 21600 0 21600 0 0 Z N"/></draw:custom-shape>Здесь кнопки: Изменить <text:s text:c="2"/>, Назад </text:p>
      <text:p text:style-name="P14"><draw:custom-shape text:anchor-type="paragraph" draw:z-index="25" draw:name="Фигура26" draw:style-name="gr15" svg:width="3.112cm" svg:height="0.72cm" svg:x="1.812cm" svg:y="0.381cm"><text:p/><draw:enhanced-geometry svg:viewBox="0 0 21600 21600" draw:type="rectangle" draw:enhanced-path="M 0 0 L 21600 0 21600 21600 0 21600 0 0 Z N"/></draw:custom-shape></text:p>
      <text:p text:style-name="P14">Удалить подарок: спрашивает номер</text:p>
      <text:p text:style-name="P14"><draw:custom-shape text:anchor-type="paragraph" draw:z-index="26" draw:name="Фигура27" draw:style-name="gr14" svg:width="0.593cm" svg:height="0.593cm" svg:x="4.521cm" svg:y="-0.042cm"><text:p/><draw:enhanced-geometry svg:viewBox="0 0 21600 21600" draw:type="rectangle" draw:enhanced-path="M 0 0 L 21600 0 21600 21600 0 21600 0 0 Z N"/></draw:custom-shape><draw:custom-shape text:anchor-type="paragraph" draw:z-index="27" draw:name="Фигура22_0" draw:style-name="gr13" svg:width="1.377cm" svg:height="0.72cm" svg:x="5.431cm" svg:y="-0.127cm"><text:p/><draw:enhanced-geometry svg:viewBox="0 0 21600 21600" draw:type="rectangle" draw:enhanced-path="M 0 0 L 21600 0 21600 21600 0 21600 0 0 Z N"/></draw:custom-shape><text:soft-page-break/>Здесь кнопки: Ок, <text:s text:c="2"/>Назад</text:p>
      <text:p text:style-name="P14"/>
      <text:p text:style-name="P14"><draw:custom-shape text:anchor-type="paragraph" draw:z-index="28" draw:name="Фигура22_1" draw:style-name="gr13" svg:width="1.377cm" svg:height="0.72cm" svg:x="5.452cm" svg:y="0.423cm"><text:p/><draw:enhanced-geometry svg:viewBox="0 0 21600 21600" draw:type="rectangle" draw:enhanced-path="M 0 0 L 21600 0 21600 21600 0 21600 0 0 Z N"/></draw:custom-shape><draw:custom-shape text:anchor-type="paragraph" draw:z-index="32" draw:name="Фигура27_0" draw:style-name="gr11" svg:width="0.593cm" svg:height="0.593cm" svg:x="4.479cm" svg:y="0.466cm"><text:p/><draw:enhanced-geometry svg:viewBox="0 0 21600 21600" draw:type="rectangle" draw:enhanced-path="M 0 0 L 21600 0 21600 21600 0 21600 0 0 Z N"/></draw:custom-shape>Сделать неактивным: спрашивает номер подарка</text:p>
      <text:p text:style-name="P14">Здесь кнопки: Ок <text:s/>, Назад</text:p>
      <text:p text:style-name="P14"/>
      <text:p text:style-name="P12"><draw:custom-shape text:anchor-type="paragraph" draw:z-index="31" draw:name="Фигура22_4" draw:style-name="gr12" svg:width="1.377cm" svg:height="0.53cm" svg:x="6.32cm" svg:y="0.953cm"><text:p/><draw:enhanced-geometry svg:viewBox="0 0 21600 21600" draw:type="rectangle" draw:enhanced-path="M 0 0 L 21600 0 21600 21600 0 21600 0 0 Z N"/></draw:custom-shape><draw:custom-shape text:anchor-type="paragraph" draw:z-index="38" draw:name="Фигура19_4" draw:style-name="gr6" svg:width="6.308cm" svg:height="0.445cm" svg:x="1.917cm" svg:y="0.042cm"><text:p/><draw:enhanced-geometry svg:viewBox="0 0 21600 21600" draw:type="rectangle" draw:enhanced-path="M 0 0 L 21600 0 21600 21600 0 21600 0 0 Z N"/></draw:custom-shape><text:span text:style-name="T9">Внести изменения в чужой подарок</text:span>: Выдает 5 столбец построчно (каждое ФИ как отдельная кнопка для выбора либо выделить ФИ)</text:p>
      <text:p text:style-name="P10"><draw:custom-shape text:anchor-type="paragraph" draw:z-index="37" draw:name="Фигура22_5" draw:style-name="gr7" svg:width="1.652cm" svg:height="0.466cm" svg:x="4.5cm" svg:y="0.021cm"><text:p/><draw:enhanced-geometry svg:viewBox="0 0 21600 21600" draw:type="rectangle" draw:enhanced-path="M 0 0 L 21600 0 21600 21600 0 21600 0 0 Z N"/></draw:custom-shape>Здесть кнопи: Выбрать , Назад</text:p>
      <text:p text:style-name="P10"/>
      <text:p text:style-name="P10"><draw:custom-shape text:anchor-type="paragraph" draw:z-index="30" draw:name="Фигура22_3" draw:style-name="gr13" svg:width="1.377cm" svg:height="0.72cm" svg:x="10.215cm" svg:y="0.339cm"><text:p/><draw:enhanced-geometry svg:viewBox="0 0 21600 21600" draw:type="rectangle" draw:enhanced-path="M 0 0 L 21600 0 21600 21600 0 21600 0 0 Z N"/></draw:custom-shape><draw:custom-shape text:anchor-type="paragraph" draw:z-index="35" draw:name="Фигура19_2" draw:style-name="gr9" svg:width="3.514cm" svg:height="0.509cm" svg:x="6.553cm" svg:y="0.445cm"><text:p/><draw:enhanced-geometry svg:viewBox="0 0 21600 21600" draw:type="rectangle" draw:enhanced-path="M 0 0 L 21600 0 21600 21600 0 21600 0 0 Z N"/></draw:custom-shape><draw:custom-shape text:anchor-type="paragraph" draw:z-index="36" draw:name="Фигура19_3" draw:style-name="gr8" svg:width="2.308cm" svg:height="0.615cm" svg:x="4.098cm" svg:y="0.445cm"><text:p/><draw:enhanced-geometry svg:viewBox="0 0 21600 21600" draw:type="rectangle" draw:enhanced-path="M 0 0 L 21600 0 21600 21600 0 21600 0 0 Z N"/></draw:custom-shape>После выдает выгрузку из БД: 5 — заголовок, 6</text:p>
      <text:p text:style-name="P10">Здесь кноки Подробнее <text:s/>, Отказаться <text:span text:style-name="T9">дарить</text:span>, <text:s/>Назад</text:p>
      <text:p text:style-name="P10"><draw:custom-shape text:anchor-type="paragraph" draw:z-index="42" draw:name="Фигура19_8" draw:style-name="gr4" svg:width="2.202cm" svg:height="0.572cm" svg:x="1.748cm" svg:y="0.402cm"><text:p/><draw:enhanced-geometry svg:viewBox="0 0 21600 21600" draw:type="rectangle" draw:enhanced-path="M 0 0 L 21600 0 21600 21600 0 21600 0 0 Z N"/></draw:custom-shape></text:p>
      <text:p text:style-name="P10"><draw:custom-shape text:anchor-type="paragraph" draw:z-index="29" draw:name="Фигура22_2" draw:style-name="gr13" svg:width="1.377cm" svg:height="0.72cm" svg:x="13.242cm" svg:y="0.318cm"><text:p/><draw:enhanced-geometry svg:viewBox="0 0 21600 21600" draw:type="rectangle" draw:enhanced-path="M 0 0 L 21600 0 21600 21600 0 21600 0 0 Z N"/></draw:custom-shape>Подробнее: 5 — заголовок, 1, 4, 6, 7, 8, 9</text:p>
      <text:p text:style-name="P18"><draw:custom-shape text:anchor-type="paragraph" draw:z-index="33" draw:name="Фигура19_0" draw:style-name="gr10" svg:width="3.493cm" svg:height="0.615cm" svg:x="4.5cm" svg:y="0cm"><text:p/><draw:enhanced-geometry svg:viewBox="0 0 21600 21600" draw:type="rectangle" draw:enhanced-path="M 0 0 L 21600 0 21600 21600 0 21600 0 0 Z N"/></draw:custom-shape><draw:custom-shape text:anchor-type="paragraph" draw:z-index="34" draw:name="Фигура19_1" draw:style-name="gr5" svg:width="4.171cm" svg:height="0.572cm" svg:x="8.331cm" svg:y="0cm"><text:p/><draw:enhanced-geometry svg:viewBox="0 0 21600 21600" draw:type="rectangle" draw:enhanced-path="M 0 0 L 21600 0 21600 21600 0 21600 0 0 Z N"/></draw:custom-shape><draw:custom-shape text:anchor-type="paragraph" draw:z-index="39" draw:name="Фигура19_5" draw:style-name="gr5" svg:width="4.171cm" svg:height="0.572cm" svg:x="8.331cm" svg:y="0cm"><text:p/><draw:enhanced-geometry svg:viewBox="0 0 21600 21600" draw:type="rectangle" draw:enhanced-path="M 0 0 L 21600 0 21600 21600 0 21600 0 0 Z N"/></draw:custom-shape><draw:custom-shape text:anchor-type="paragraph" draw:z-index="40" draw:name="Фигура19_6" draw:style-name="gr5" svg:width="4.171cm" svg:height="0.572cm" svg:x="8.331cm" svg:y="0cm"><text:p/><draw:enhanced-geometry svg:viewBox="0 0 21600 21600" draw:type="rectangle" draw:enhanced-path="M 0 0 L 21600 0 21600 21600 0 21600 0 0 Z N"/></draw:custom-shape><draw:custom-shape text:anchor-type="paragraph" draw:z-index="41" draw:name="Фигура19_7" draw:style-name="gr5" svg:width="4.171cm" svg:height="0.572cm" svg:x="8.331cm" svg:y="0cm"><text:p/><draw:enhanced-geometry svg:viewBox="0 0 21600 21600" draw:type="rectangle" draw:enhanced-path="M 0 0 L 21600 0 21600 21600 0 21600 0 0 Z N"/></draw:custom-shape><text:span text:style-name="T8">Здесь кнопки: </text:span><text:span text:style-name="T9">Отказаться</text:span><text:span text:style-name="T8"> </text:span><text:span text:style-name="T9">дарить</text:span><text:span text:style-name="T8"> <text:s/>, Предложить скинуться <text:s text:c="2"/>, <text:s text:c="3"/>Назад</text:span></text:p>
      <text:p text:style-name="P18"/>
      <text:p text:style-name="P15"><draw:custom-shape text:anchor-type="paragraph" draw:z-index="45" draw:name="Фигура15_0" draw:style-name="gr1" svg:width="2.329cm" svg:height="0.53cm" svg:x="5.537cm" svg:y="0.462cm"><text:p/><draw:enhanced-geometry svg:viewBox="0 0 21600 21600" draw:type="rectangle" draw:enhanced-path="M 0 0 L 21600 0 21600 21600 0 21600 0 0 Z N"/></draw:custom-shape>Предложить скинуться: предлагается скинуть ссылку другому человеку («Подарим вместе?») <text:s/>+ кнопка Подробнее <text:s/></text:p>
      <text:p text:style-name="P13"><draw:custom-shape text:anchor-type="paragraph" draw:z-index="44" draw:name="Фигура14_0" draw:style-name="gr2" svg:width="0.911cm" svg:height="0.615cm" svg:x="5.473cm" svg:y="0.377cm"><text:p/><draw:enhanced-geometry svg:viewBox="0 0 21600 21600" draw:type="rectangle" draw:enhanced-path="M 0 0 L 21600 0 21600 21600 0 21600 0 0 Z N"/></draw:custom-shape>Подробнее: 5 — заголовок, 1, 4, 6, 7, 8, 9</text:p>
      <text:p text:style-name="P17"><draw:custom-shape text:anchor-type="paragraph" draw:z-index="43" draw:name="Фигура13_0" draw:style-name="gr3" svg:width="0.72cm" svg:height="0.572cm" svg:x="4.479cm" svg:y="0.018cm"><text:p/><draw:enhanced-geometry svg:viewBox="0 0 21600 21600" draw:type="rectangle" draw:enhanced-path="M 0 0 L 21600 0 21600 21600 0 21600 0 0 Z N"/></draw:custom-shape>Здесь кнопки: Да <text:s text:c="2"/>, Нет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6T14:37:30.450000000</dc:date>
    <meta:editing-duration>PT12M31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6" meta:word-count="339" meta:character-count="2213" meta:non-whitespace-character-count="1873"/>
  </office:meta>
</office:document-meta>
</file>